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2.098in"/>
    </style:style>
    <style:style style:name="co3" style:family="table-column">
      <style:table-column-properties fo:break-before="auto" style:column-width="2.6811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445in"/>
    </style:style>
    <style:style style:name="co9" style:family="table-column">
      <style:table-column-properties fo:break-before="auto" style:column-width="10.5854in"/>
    </style:style>
    <style:style style:name="co10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2.8728in"/>
    </style:style>
    <style:style style:name="co12" style:family="table-column">
      <style:table-column-properties fo:break-before="auto" style:column-width="1.0972in"/>
    </style:style>
    <style:style style:name="co13" style:family="table-column">
      <style:table-column-properties fo:break-before="auto" style:column-width="1.028in"/>
    </style:style>
    <style:style style:name="co14" style:family="table-column">
      <style:table-column-properties fo:break-before="auto" style:column-width="1.0555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0693in"/>
    </style:style>
    <style:style style:name="co17" style:family="table-column">
      <style:table-column-properties fo:break-before="auto" style:column-width="1.152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result">
      <style:table-properties table:display="true" style:writing-mode="lr-tb"/>
    </style:style>
    <style:style style:name="ce3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issing Values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AppliancesEnergy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edict total daily appliances energy based on sensor measurments in the hous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HouseholdPowerConsumption1</text:p>
          </table:table-cell>
          <table:table-cell office:value-type="float" office:value="746" calcext:value-type="float">
            <text:p>746</text:p>
          </table:table-cell>
          <table:table-cell office:value-type="float" office:value="694" calcext:value-type="float">
            <text:p>69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the daily active power based on minutely voltage, current and energy usage in a house in Sceaux (7km of Paris, France)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Monitoring</text:p>
          </table:table-cell>
          <table:table-cell office:value-type="string" calcext:value-type="string">
            <text:p>HouseholdPowerConsumption2</text:p>
          </table:table-cell>
          <table:table-cell office:value-type="float" office:value="746" calcext:value-type="float">
            <text:p>746</text:p>
          </table:table-cell>
          <table:table-cell office:value-type="float" office:value="694" calcext:value-type="float">
            <text:p>69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the daily reactive power based on minutely voltage, current and energy usage in a house in Sceaux (7km of Paris, France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nzeneConcentration</text:p>
          </table:table-cell>
          <table:table-cell office:value-type="float" office:value="3433" calcext:value-type="float">
            <text:p>3433</text:p>
          </table:table-cell>
          <table:table-cell office:value-type="float" office:value="5445" calcext:value-type="float">
            <text:p>544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dict benzene concentration in an Italian city using past 10 days pollutant sensor and weather data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ijingPM25Quality</text:p>
          </table:table-cell>
          <table:table-cell office:value-type="float" office:value="12432" calcext:value-type="float">
            <text:p>12432</text:p>
          </table:table-cell>
          <table:table-cell office:value-type="float" office:value="5100" calcext:value-type="float">
            <text:p>5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dict PM2.5 for Beijing multiple stations using weather, and air pollutants data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BeijingPM10Quality</text:p>
          </table:table-cell>
          <table:table-cell office:value-type="float" office:value="12432" calcext:value-type="float">
            <text:p>12432</text:p>
          </table:table-cell>
          <table:table-cell office:value-type="float" office:value="5100" calcext:value-type="float">
            <text:p>5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dict PM10 for Beijing multiple stations using weather, and air pollutants data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LiveFuelMoistureContent</text:p>
          </table:table-cell>
          <table:table-cell office:value-type="float" office:value="3493" calcext:value-type="float">
            <text:p>3493</text:p>
          </table:table-cell>
          <table:table-cell office:value-type="float" office:value="1510" calcext:value-type="float">
            <text:p>15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dict leaf moisture content from satellite data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1</text:p>
          </table:table-cell>
          <table:table-cell office:value-type="float" office:value="471" calcext:value-type="float">
            <text:p>471</text:p>
          </table:table-cell>
          <table:table-cell office:value-type="float" office:value="202" calcext:value-type="float">
            <text:p>20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2</text:p>
          </table:table-cell>
          <table:table-cell office:value-type="float" office:value="389" calcext:value-type="float">
            <text:p>389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FloodModeling3</text:p>
          </table:table-cell>
          <table:table-cell office:value-type="float" office:value="429" calcext:value-type="float">
            <text:p>429</text:p>
          </table:table-cell>
          <table:table-cell office:value-type="float" office:value="184" calcext:value-type="float">
            <text:p>18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height of river of a specific catchment area using rainfall data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vironment Monitoring</text:p>
          </table:table-cell>
          <table:table-cell office:value-type="string" calcext:value-type="string">
            <text:p>AustraliaRainfall</text:p>
          </table:table-cell>
          <table:table-cell office:value-type="float" office:value="112186" calcext:value-type="float">
            <text:p>112186</text:p>
          </table:table-cell>
          <table:table-cell office:value-type="float" office:value="48081" calcext:value-type="float">
            <text:p>48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total daily rainfall in various parts of Australia using temperature data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PPGDalia</text:p>
          </table:table-cell>
          <table:table-cell office:value-type="float" office:value="43215" calcext:value-type="float">
            <text:p>43215</text:p>
          </table:table-cell>
          <table:table-cell office:value-type="float" office:value="21482" calcext:value-type="float">
            <text:p>21482</text:p>
          </table:table-cell>
          <table:table-cell office:value-type="string" calcext:value-type="string">
            <text:p>256-51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ict heart rate using single PPG and accelerometer sensors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IEEEPPG</text:p>
          </table:table-cell>
          <table:table-cell office:value-type="float" office:value="1768" calcext:value-type="float">
            <text:p>1768</text:p>
          </table:table-cell>
          <table:table-cell office:value-type="float" office:value="1328" calcext:value-type="float">
            <text:p>1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ict heart rate using 2 PPG and 3 accelerometer sensors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RR</text:p>
          </table:table-cell>
          <table:table-cell office:value-type="float" office:value="5471" calcext:value-type="float">
            <text:p>5471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breathing rate using PPG and ECG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HR</text:p>
          </table:table-cell>
          <table:table-cell office:value-type="float" office:value="5550" calcext:value-type="float">
            <text:p>5550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heart rate using PPG and ECG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lth Monitoring</text:p>
          </table:table-cell>
          <table:table-cell office:value-type="string" calcext:value-type="string">
            <text:p>BIDMCSpO2</text:p>
          </table:table-cell>
          <table:table-cell office:value-type="float" office:value="5550" calcext:value-type="float">
            <text:p>5550</text:p>
          </table:table-cell>
          <table:table-cell office:value-type="float" office:value="2399" calcext:value-type="float">
            <text:p>23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 blood oxygen saturation level using PPG and ECG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NewsHeadlineSentiment</text:p>
          </table:table-cell>
          <table:table-cell office:value-type="float" office:value="58213" calcext:value-type="float">
            <text:p>58213</text:p>
          </table:table-cell>
          <table:table-cell office:value-type="float" office:value="24951" calcext:value-type="float">
            <text:p>249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news headline sentiment after 2 days using 4 social media response every 20 mins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ntiment Analysis</text:p>
          </table:table-cell>
          <table:table-cell office:value-type="string" calcext:value-type="string">
            <text:p>NewsTitleSentiment</text:p>
          </table:table-cell>
          <table:table-cell office:value-type="float" office:value="58213" calcext:value-type="float">
            <text:p>58213</text:p>
          </table:table-cell>
          <table:table-cell office:value-type="float" office:value="24951" calcext:value-type="float">
            <text:p>2495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ict news title sentiment after 2 days using 4 social media response every 20 mins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Covid3Month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 COVID19 death rate on April 1 2020 for each country based on daily confirmed cases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0" table:number-columns-repeated="1006" table:default-cell-style-name="Default"/>
        <table:table-row table:style-name="ro1">
          <table:table-cell table:style-name="ce3" office:value-type="string" calcext:value-type="string">
            <text:p>Dataset Name</text:p>
          </table:table-cell>
          <table:table-cell table:style-name="ce3" office:value-type="string" calcext:value-type="string">
            <text:p>AutoGluon</text:p>
          </table:table-cell>
          <table:table-cell table:style-name="ce3" office:value-type="string" calcext:value-type="string">
            <text:p>FLAML</text:p>
          </table:table-cell>
          <table:table-cell table:style-name="ce3" office:value-type="string" calcext:value-type="string">
            <text:p>FPCR</text:p>
          </table:table-cell>
          <table:table-cell table:style-name="ce3" office:value-type="string" calcext:value-type="string">
            <text:p>FPCR-Bspline</text:p>
          </table:table-cell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SVR Optimised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string" calcext:value-type="string">
            <text:p>XGBoost</text:p>
          </table:table-cell>
          <table:table-cell table:style-name="ce3" table:number-columns-repeated="4"/>
          <table:table-cell table:style-name="ce3" office:value-type="string" calcext:value-type="string">
            <text:p>Rocket</text:p>
          </table:table-cell>
          <table:table-cell table:style-name="ce3" office:value-type="string" calcext:value-type="string">
            <text:p>FCN</text:p>
          </table:table-cell>
          <table:table-cell table:style-name="ce3" office:value-type="string" calcext:value-type="string">
            <text:p>ResNet</text:p>
          </table:table-cell>
          <table:table-cell table:style-name="ce3" office:value-type="string" calcext:value-type="string">
            <text:p>Inception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ppliancesEnergy</text:p>
          </table:table-cell>
          <table:table-cell table:style-name="ce2" office:value-type="float" office:value="2.15597767408663" calcext:value-type="float">
            <text:p>2.15597767408663</text:p>
          </table:table-cell>
          <table:table-cell table:style-name="ce2" office:value-type="float" office:value="2.51690437754772" calcext:value-type="float">
            <text:p>2.51690437754772</text:p>
          </table:table-cell>
          <table:table-cell table:number-columns-repeated="2" table:style-name="ce2" office:value-type="float" office:value="5.405052" calcext:value-type="float">
            <text:p>5.405052</text:p>
          </table:table-cell>
          <table:table-cell table:style-name="ce2" office:value-type="float" office:value="3.4576312" calcext:value-type="float">
            <text:p>3.4576312</text:p>
          </table:table-cell>
          <table:table-cell table:style-name="ce2" office:value-type="float" office:value="3.454574" calcext:value-type="float">
            <text:p>3.454574</text:p>
          </table:table-cell>
          <table:table-cell table:style-name="ce2" office:value-type="float" office:value="3.4551198" calcext:value-type="float">
            <text:p>3.4551198</text:p>
          </table:table-cell>
          <table:table-cell table:style-name="ce2" office:value-type="float" office:value="3.489024" calcext:value-type="float">
            <text:p>3.489024</text:p>
          </table:table-cell>
          <table:table-cell table:style-name="ce2" table:number-columns-repeated="4"/>
          <table:table-cell table:style-name="ce2" office:value-type="float" office:value="2.2990312" calcext:value-type="float">
            <text:p>2.2990312</text:p>
          </table:table-cell>
          <table:table-cell table:style-name="ce2" office:value-type="float" office:value="2.865684" calcext:value-type="float">
            <text:p>2.865684</text:p>
          </table:table-cell>
          <table:table-cell table:style-name="ce2" office:value-type="float" office:value="3.065047" calcext:value-type="float">
            <text:p>3.065047</text:p>
          </table:table-cell>
          <table:table-cell table:style-name="ce2" office:value-type="float" office:value="4.43533" calcext:value-type="float">
            <text:p>4.435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ijingPM25Quality</text:p>
          </table:table-cell>
          <table:table-cell table:style-name="ce2" office:value-type="float" office:value="75.1875330442188" calcext:value-type="float">
            <text:p>75.1875330442188</text:p>
          </table:table-cell>
          <table:table-cell table:style-name="ce2" office:value-type="float" office:value="76.5460761354274" calcext:value-type="float">
            <text:p>76.5460761354274</text:p>
          </table:table-cell>
          <table:table-cell table:style-name="ce2" office:value-type="float" office:value="69.379217" calcext:value-type="float">
            <text:p>69.379217</text:p>
          </table:table-cell>
          <table:table-cell table:style-name="ce2" office:value-type="float" office:value="69.369892" calcext:value-type="float">
            <text:p>69.369892</text:p>
          </table:table-cell>
          <table:table-cell table:style-name="ce2" office:value-type="float" office:value="75.734162" calcext:value-type="float">
            <text:p>75.734162</text:p>
          </table:table-cell>
          <table:table-cell table:style-name="ce2" office:value-type="float" office:value="71.437076" calcext:value-type="float">
            <text:p>71.437076</text:p>
          </table:table-cell>
          <table:table-cell table:style-name="ce2" office:value-type="float" office:value="63.301428" calcext:value-type="float">
            <text:p>63.301428</text:p>
          </table:table-cell>
          <table:table-cell table:style-name="ce2" office:value-type="float" office:value="59.495865" calcext:value-type="float">
            <text:p>59.495865</text:p>
          </table:table-cell>
          <table:table-cell table:style-name="ce2" table:number-columns-repeated="4"/>
          <table:table-cell table:style-name="ce2" office:value-type="float" office:value="62.769655" calcext:value-type="float">
            <text:p>62.769655</text:p>
          </table:table-cell>
          <table:table-cell table:style-name="ce2" office:value-type="float" office:value="59.726847" calcext:value-type="float">
            <text:p>59.726847</text:p>
          </table:table-cell>
          <table:table-cell table:style-name="ce2" office:value-type="float" office:value="64.462746" calcext:value-type="float">
            <text:p>64.462746</text:p>
          </table:table-cell>
          <table:table-cell table:style-name="ce2" office:value-type="float" office:value="62.227924" calcext:value-type="float">
            <text:p>62.2279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nzeneConcentration</text:p>
          </table:table-cell>
          <table:table-cell table:style-name="ce2" office:value-type="float" office:value="3.87476733911886" calcext:value-type="float">
            <text:p>3.87476733911886</text:p>
          </table:table-cell>
          <table:table-cell table:style-name="ce2" office:value-type="float" office:value="4.00102187505133" calcext:value-type="float">
            <text:p>4.00102187505133</text:p>
          </table:table-cell>
          <table:table-cell table:style-name="ce2" office:value-type="float" office:value="11.088396" calcext:value-type="float">
            <text:p>11.088396</text:p>
          </table:table-cell>
          <table:table-cell table:style-name="ce2" office:value-type="float" office:value="11.094974" calcext:value-type="float">
            <text:p>11.094974</text:p>
          </table:table-cell>
          <table:table-cell table:number-columns-repeated="2" table:style-name="ce2" office:value-type="float" office:value="4.790901" calcext:value-type="float">
            <text:p>4.790901</text:p>
          </table:table-cell>
          <table:table-cell table:style-name="ce2" office:value-type="float" office:value="0.855559" calcext:value-type="float">
            <text:p>0.855559</text:p>
          </table:table-cell>
          <table:table-cell table:style-name="ce2" office:value-type="float" office:value="0.6377256" calcext:value-type="float">
            <text:p>0.6377256</text:p>
          </table:table-cell>
          <table:table-cell table:style-name="ce2" table:number-columns-repeated="4"/>
          <table:table-cell table:style-name="ce2" office:value-type="float" office:value="3.360614" calcext:value-type="float">
            <text:p>3.360614</text:p>
          </table:table-cell>
          <table:table-cell table:style-name="ce2" office:value-type="float" office:value="4.988295" calcext:value-type="float">
            <text:p>4.988295</text:p>
          </table:table-cell>
          <table:table-cell table:style-name="ce2" office:value-type="float" office:value="4.0612608" calcext:value-type="float">
            <text:p>4.0612608</text:p>
          </table:table-cell>
          <table:table-cell table:style-name="ce2" office:value-type="float" office:value="1.584852" calcext:value-type="float">
            <text:p>1.58485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vid3Month</text:p>
          </table:table-cell>
          <table:table-cell table:style-name="ce2" office:value-type="float" office:value="0.040439299838147" calcext:value-type="float">
            <text:p>0.040439299838147</text:p>
          </table:table-cell>
          <table:table-cell table:style-name="ce2" office:value-type="float" office:value="0.0434806894839924" calcext:value-type="float">
            <text:p>0.0434806894839924</text:p>
          </table:table-cell>
          <table:table-cell table:number-columns-repeated="2" table:style-name="ce2" office:value-type="float" office:value="0.044912" calcext:value-type="float">
            <text:p>0.044912</text:p>
          </table:table-cell>
          <table:table-cell table:number-columns-repeated="2" table:style-name="ce2" office:value-type="float" office:value="0.06584" calcext:value-type="float">
            <text:p>0.06584</text:p>
          </table:table-cell>
          <table:table-cell table:style-name="ce2" office:value-type="float" office:value="0.0424" calcext:value-type="float">
            <text:p>0.0424</text:p>
          </table:table-cell>
          <table:table-cell table:style-name="ce2" office:value-type="float" office:value="0.044682" calcext:value-type="float">
            <text:p>0.044682</text:p>
          </table:table-cell>
          <table:table-cell table:style-name="ce2" table:number-columns-repeated="4"/>
          <table:table-cell table:style-name="ce2" office:value-type="float" office:value="0.0438782" calcext:value-type="float">
            <text:p>0.0438782</text:p>
          </table:table-cell>
          <table:table-cell table:style-name="ce2" office:value-type="float" office:value="0.07434" calcext:value-type="float">
            <text:p>0.07434</text:p>
          </table:table-cell>
          <table:table-cell table:style-name="ce2" office:value-type="float" office:value="0.095338" calcext:value-type="float">
            <text:p>0.095338</text:p>
          </table:table-cell>
          <table:table-cell table:style-name="ce2" office:value-type="float" office:value="0.053769" calcext:value-type="float">
            <text:p>0.05376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loodModeling1</text:p>
          </table:table-cell>
          <table:table-cell table:style-name="ce2" office:value-type="float" office:value="0.0136797315122627" calcext:value-type="float">
            <text:p>0.0136797315122627</text:p>
          </table:table-cell>
          <table:table-cell table:style-name="ce2" office:value-type="float" office:value="0.016976539092872" calcext:value-type="float">
            <text:p>0.016976539092872</text:p>
          </table:table-cell>
          <table:table-cell table:number-columns-repeated="2" table:style-name="ce2" office:value-type="float" office:value="0.018853" calcext:value-type="float">
            <text:p>0.018853</text:p>
          </table:table-cell>
          <table:table-cell table:style-name="ce2" office:value-type="float" office:value="0.077897" calcext:value-type="float">
            <text:p>0.077897</text:p>
          </table:table-cell>
          <table:table-cell table:style-name="ce2" office:value-type="float" office:value="0.046304" calcext:value-type="float">
            <text:p>0.046304</text:p>
          </table:table-cell>
          <table:table-cell table:style-name="ce2" office:value-type="float" office:value="0.015891" calcext:value-type="float">
            <text:p>0.015891</text:p>
          </table:table-cell>
          <table:table-cell table:style-name="ce2" office:value-type="float" office:value="0.0159712" calcext:value-type="float">
            <text:p>0.0159712</text:p>
          </table:table-cell>
          <table:table-cell table:style-name="ce2" table:number-columns-repeated="4"/>
          <table:table-cell table:style-name="ce2" office:value-type="float" office:value="0.002356" calcext:value-type="float">
            <text:p>0.002356</text:p>
          </table:table-cell>
          <table:table-cell table:style-name="ce2" office:value-type="float" office:value="0.006709" calcext:value-type="float">
            <text:p>0.006709</text:p>
          </table:table-cell>
          <table:table-cell table:style-name="ce2" office:value-type="float" office:value="0.008868" calcext:value-type="float">
            <text:p>0.008868</text:p>
          </table:table-cell>
          <table:table-cell table:style-name="ce2" office:value-type="float" office:value="0.01743" calcext:value-type="float">
            <text:p>0.0174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useholdPowerConsumption1</text:p>
          </table:table-cell>
          <table:table-cell table:style-name="ce2" office:value-type="float" office:value="145.957597711925" calcext:value-type="float">
            <text:p>145.957597711925</text:p>
          </table:table-cell>
          <table:table-cell table:style-name="ce2" office:value-type="float" office:value="169.335060416556" calcext:value-type="float">
            <text:p>169.335060416556</text:p>
          </table:table-cell>
          <table:table-cell table:style-name="ce2" office:value-type="float" office:value="147.548998" calcext:value-type="float">
            <text:p>147.548998</text:p>
          </table:table-cell>
          <table:table-cell table:style-name="ce2" office:value-type="float" office:value="147.5492" calcext:value-type="float">
            <text:p>147.5492</text:p>
          </table:table-cell>
          <table:table-cell table:style-name="ce2" office:value-type="float" office:value="519.155544" calcext:value-type="float">
            <text:p>519.155544</text:p>
          </table:table-cell>
          <table:table-cell table:style-name="ce2" office:value-type="float" office:value="152.391358" calcext:value-type="float">
            <text:p>152.391358</text:p>
          </table:table-cell>
          <table:table-cell table:style-name="ce2" office:value-type="float" office:value="248.858964" calcext:value-type="float">
            <text:p>248.858964</text:p>
          </table:table-cell>
          <table:table-cell table:style-name="ce2" office:value-type="float" office:value="231.089829" calcext:value-type="float">
            <text:p>231.089829</text:p>
          </table:table-cell>
          <table:table-cell table:style-name="ce2" table:number-columns-repeated="4"/>
          <table:table-cell table:style-name="ce2" office:value-type="float" office:value="132.798779" calcext:value-type="float">
            <text:p>132.798779</text:p>
          </table:table-cell>
          <table:table-cell table:style-name="ce2" office:value-type="float" office:value="162.244492" calcext:value-type="float">
            <text:p>162.244492</text:p>
          </table:table-cell>
          <table:table-cell table:style-name="ce2" office:value-type="float" office:value="193.207281" calcext:value-type="float">
            <text:p>193.207281</text:p>
          </table:table-cell>
          <table:table-cell table:style-name="ce2" office:value-type="float" office:value="153.716402" calcext:value-type="float">
            <text:p>153.71640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EEEPPG</text:p>
          </table:table-cell>
          <table:table-cell table:style-name="ce2" office:value-type="float" office:value="25.5747762086609" calcext:value-type="float">
            <text:p>25.5747762086609</text:p>
          </table:table-cell>
          <table:table-cell table:style-name="ce2" office:value-type="float" office:value="27.603676081053" calcext:value-type="float">
            <text:p>27.603676081053</text:p>
          </table:table-cell>
          <table:table-cell table:style-name="ce2" office:value-type="float" office:value="31.381214" calcext:value-type="float">
            <text:p>31.381214</text:p>
          </table:table-cell>
          <table:table-cell table:style-name="ce2" office:value-type="float" office:value="31.381212" calcext:value-type="float">
            <text:p>31.381212</text:p>
          </table:table-cell>
          <table:table-cell table:style-name="ce2" office:value-type="float" office:value="36.301933" calcext:value-type="float">
            <text:p>36.301933</text:p>
          </table:table-cell>
          <table:table-cell table:style-name="ce2" office:value-type="float" office:value="37.254146" calcext:value-type="float">
            <text:p>37.254146</text:p>
          </table:table-cell>
          <table:table-cell table:style-name="ce2" office:value-type="float" office:value="32.10907" calcext:value-type="float">
            <text:p>32.10907</text:p>
          </table:table-cell>
          <table:table-cell table:style-name="ce2" office:value-type="float" office:value="31.487901" calcext:value-type="float">
            <text:p>31.487901</text:p>
          </table:table-cell>
          <table:table-cell table:style-name="ce2" table:number-columns-repeated="4"/>
          <table:table-cell table:style-name="ce2" office:value-type="float" office:value="36.5154892" calcext:value-type="float">
            <text:p>36.5154892</text:p>
          </table:table-cell>
          <table:table-cell table:style-name="ce2" office:value-type="float" office:value="34.325728" calcext:value-type="float">
            <text:p>34.325728</text:p>
          </table:table-cell>
          <table:table-cell table:style-name="ce2" office:value-type="float" office:value="33.150985" calcext:value-type="float">
            <text:p>33.150985</text:p>
          </table:table-cell>
          <table:table-cell table:style-name="ce2" office:value-type="float" office:value="23.903929" calcext:value-type="float">
            <text:p>23.90392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ijingPM10Quality</text:p>
          </table:table-cell>
          <table:table-cell table:style-name="ce2" office:value-type="float" office:value="108.252189581241" calcext:value-type="float">
            <text:p>108.252189581241</text:p>
          </table:table-cell>
          <table:table-cell table:style-name="ce2" office:value-type="float" office:value="108.381598256434" calcext:value-type="float">
            <text:p>108.381598256434</text:p>
          </table:table-cell>
          <table:table-cell table:style-name="ce2" office:value-type="float" office:value="99.725946" calcext:value-type="float">
            <text:p>99.725946</text:p>
          </table:table-cell>
          <table:table-cell table:style-name="ce2" office:value-type="float" office:value="99.732125" calcext:value-type="float">
            <text:p>99.732125</text:p>
          </table:table-cell>
          <table:table-cell table:number-columns-repeated="2" table:style-name="ce2" office:value-type="float" office:value="110.574226" calcext:value-type="float">
            <text:p>110.574226</text:p>
          </table:table-cell>
          <table:table-cell table:style-name="ce2" office:value-type="float" office:value="94.072344" calcext:value-type="float">
            <text:p>94.072344</text:p>
          </table:table-cell>
          <table:table-cell table:style-name="ce2" office:value-type="float" office:value="93.138127" calcext:value-type="float">
            <text:p>93.138127</text:p>
          </table:table-cell>
          <table:table-cell table:style-name="ce2" table:number-columns-repeated="4"/>
          <table:table-cell table:style-name="ce2" office:value-type="float" office:value="120.0577646" calcext:value-type="float">
            <text:p>120.0577646</text:p>
          </table:table-cell>
          <table:table-cell table:style-name="ce2" office:value-type="float" office:value="94.348729" calcext:value-type="float">
            <text:p>94.348729</text:p>
          </table:table-cell>
          <table:table-cell table:style-name="ce2" office:value-type="float" office:value="95.489374" calcext:value-type="float">
            <text:p>95.489374</text:p>
          </table:table-cell>
          <table:table-cell table:style-name="ce2" office:value-type="float" office:value="96.749997" calcext:value-type="float">
            <text:p>96.749997</text:p>
          </table:table-cell>
          <table:table-cell table:number-columns-repeated="1006"/>
        </table:table-row>
        <table:table-row table:style-name="ro1">
          <table:table-cell table:style-name="ce2" table:number-columns-repeated="17"/>
          <table:table-cell table:number-columns-repeated="1006"/>
        </table:table-row>
        <table:table-row table:style-name="ro1">
          <table:table-cell table:style-name="ce2" table:number-columns-repeated="4"/>
          <table:table-cell/>
          <table:table-cell table:style-name="ce2" table:number-columns-repeated="12"/>
          <table:table-cell table:number-columns-repeated="1006"/>
        </table:table-row>
        <table:table-row table:style-name="ro1">
          <table:table-cell table:style-name="ce2" table:number-columns-repeated="17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2" table:number-columns-repeated="12"/>
          <table:table-cell table:number-columns-repeated="1006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result.A1:result.Q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 </number:text>
      <number:am-pm/>
    </number:time-style>
    <number:date-style style:name="N146"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month/>
      <number:text>/</number:text>
      <number:day/>
      <number:text>/</number:text>
      <number:year number:style="long"/>
    </number:dat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25">
      <number:hours/>
      <number:text>:</number:text>
      <number:minute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15" style:display-name="ConditionalStyle_115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ult" style:display-name="PageStyle_res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et" style:display-name="PageStyle_datas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ng Wei Tan</meta:initial-creator>
    <meta:creation-date>2020-06-21T08:24:14</meta:creation-date>
    <dc:date>2024-10-25T17:20:12.895920931</dc:date>
    <meta:generator>LibreOffice/7.3.7.2$Linux_X86_64 LibreOffice_project/30$Build-2</meta:generator>
    <meta:editing-duration>P1DT1H16M5S</meta:editing-duration>
    <meta:editing-cycles>24</meta:editing-cycles>
    <meta:document-statistic meta:table-count="2" meta:cell-count="298" meta:object-count="0"/>
    <meta:user-defined meta:name="AppVersion">16.0300</meta:user-defined>
  </office:meta>
</office:document-meta>
</file>